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48pt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Standard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/>
      <text:p text:style-name="P1"/>
      <text:p text:style-name="P2">Problem Set 2 </text:p>
      <text:p text:style-name="P3">Numerical Method - MATH 578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Jeremy Schembri</text:p>
      <text:p text:style-name="P4">260517916</text:p>
      <text:p text:style-name="P4">November 6,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y </meta:initial-creator>
    <meta:creation-date>2012-11-05T19:30:37</meta:creation-date>
    <dc:date>2012-11-05T19:33:22</dc:date>
    <dc:creator>jeremy </dc:creator>
    <meta:editing-duration>PT00H02M45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5" meta:word-count="14" meta:character-count="81"/>
  </office:meta>
</office:document-meta>
</file>